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3.2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8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28" style:family="table-cell" style:parent-style-name="Hipervínculo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Times New Roman" fo:font-size="10pt" style:text-underline-style="none" style:font-name-asian="Calibri" style:font-size-asian="10pt" style:font-name-complex="Calibri" style:font-size-complex="10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7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0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Template.F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4" style:family="table-cell" style:parent-style-name="Default">
      <style:table-cell-properties fo:border-bottom="2.01pt solid #000000" fo:wrap-option="wrap" fo:border-left="0.06pt solid #000000" fo:border-right="0.06pt solid #000000" fo:border-top="2.01pt solid #000000" style:vertical-align="middle"/>
      <style:text-properties style:font-name="Times New Roman" fo:font-size="10pt" style:font-size-asian="10pt" style:font-size-complex="10pt"/>
    </style:style>
    <style:style style:name="ce65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Template.G3"/>
    </style:style>
    <style:style style:name="ce66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6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0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1" style:family="table-cell" style:parent-style-name="Default" style:data-style-name="N0">
      <style:text-properties style:font-name="Calibri" style:font-name-asian="Calibri" style:font-name-complex="Calibri"/>
    </style:style>
    <style:style style:name="ce102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G$2:.$G$25])" table:allow-empty-cell="true" table:display-list="unsorted" table:base-cell-address="Template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11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ODO: WRITE A GOOD INTRO TEXT FOR THE TEMPLATE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c)2019 cosmoBots.eu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2" office:value-type="string" calcext:value-type="string">
            <text:p>Req server URL</text:p>
          </table:table-cell>
          <table:table-cell table:style-name="ce15" office:value-type="string" calcext:value-type="string">
            <text:p>http://csysreq.cosmobots.eu/</text:p>
          </table:table-cell>
          <table:table-cell table:number-columns-repeated="3"/>
          <table:table-cell table:style-name="ce12" office:value-type="string" calcext:value-type="string">
            <text:p>RqTarget values</text:p>
          </table:table-cell>
          <table:table-cell table:style-name="ce12" office:value-type="string" calcext:value-type="string">
            <text:p>RqStatus values</text:p>
          </table:table-cell>
          <table:table-cell/>
          <table:table-cell table:style-name="ce12" office:value-type="string" calcext:value-type="string">
            <text:p>marker column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0.1</text:p>
          </table:table-cell>
          <table:table-cell table:style-name="ce16" office:value-type="string" calcext:value-type="string">
            <text:p>RqDraft</text:p>
          </table:table-cell>
          <table:table-cell/>
          <table:table-cell table:style-name="ce15" table:formula="of:=ROW()-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0.2</text:p>
          </table:table-cell>
          <table:table-cell table:style-name="ce16" office:value-type="string" calcext:value-type="string">
            <text:p>RqStable</text:p>
          </table:table-cell>
          <table:table-cell/>
          <table:table-cell table:style-name="ce15" table:formula="of:=ROW()-1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0.3</text:p>
          </table:table-cell>
          <table:table-cell table:style-name="ce16" office:value-type="string" calcext:value-type="string">
            <text:p>RqApproved</text:p>
          </table:table-cell>
          <table:table-cell/>
          <table:table-cell table:style-name="ce15" table:formula="of:=ROW()-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1.0</text:p>
          </table:table-cell>
          <table:table-cell table:style-name="ce16" office:value-type="string" calcext:value-type="string">
            <text:p>RqIncluded</text:p>
          </table:table-cell>
          <table:table-cell/>
          <table:table-cell table:style-name="ce15" table:formula="of:=ROW()-1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Validated</text:p>
          </table:table-cell>
          <table:table-cell/>
          <table:table-cell table:style-name="ce15" table:formula="of:=ROW()-1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Rejected</text:p>
          </table:table-cell>
          <table:table-cell/>
          <table:table-cell table:style-name="ce15" table:formula="of:=ROW()-1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Erased</text:p>
          </table:table-cell>
          <table:table-cell/>
          <table:table-cell table:style-name="ce15" table:formula="of:=ROW()-1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Zombie</text:p>
          </table:table-cell>
          <table:table-cell/>
          <table:table-cell table:style-name="ce15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table:number-columns-spanned="4" table:number-rows-spanned="1"/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62"/>
          <table:table-cell table:style-name="ce65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" calcext:value-type="error">
            <text:p>#N/A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])&gt;0;HYPERLINK(CONCATENATE([$Dict.$B$1];&quot;issues/&quot;;[.B4]);CONCATENATE(&quot;#&quot;;[.B4]));&quot;&quot;)">
            <text:p/>
          </table:table-cell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1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])&gt;0;HYPERLINK(CONCATENATE([$Dict.$B$1];&quot;issues/&quot;;[.B5]);CONCATENATE(&quot;#&quot;;[.B5]));&quot;&quot;)">
            <text:p/>
          </table:table-cell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" calcext:value-type="error">
            <text:p>#N/A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])&gt;0;HYPERLINK(CONCATENATE([$Dict.$B$1];&quot;issues/&quot;;[.B6]);CONCATENATE(&quot;#&quot;;[.B6]));&quot;&quot;)">
            <text:p/>
          </table:table-cell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" calcext:value-type="error">
            <text:p>#N/A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])&gt;0;HYPERLINK(CONCATENATE([$Dict.$B$1];&quot;issues/&quot;;[.B7]);CONCATENATE(&quot;#&quot;;[.B7]));&quot;&quot;)">
            <text:p/>
          </table:table-cell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])&gt;0;HYPERLINK(CONCATENATE([$Dict.$B$1];&quot;issues/&quot;;[.B8]);CONCATENATE(&quot;#&quot;;[.B8]));&quot;&quot;)">
            <text:p/>
          </table:table-cell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])&gt;0;HYPERLINK(CONCATENATE([$Dict.$B$1];&quot;issues/&quot;;[.B9]);CONCATENATE(&quot;#&quot;;[.B9]));&quot;&quot;)">
            <text:p/>
          </table:table-cell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])&gt;0;HYPERLINK(CONCATENATE([$Dict.$B$1];&quot;issues/&quot;;[.B10]);CONCATENATE(&quot;#&quot;;[.B10]));&quot;&quot;)">
            <text:p/>
          </table:table-cell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])&gt;0;HYPERLINK(CONCATENATE([$Dict.$B$1];&quot;issues/&quot;;[.B11]);CONCATENATE(&quot;#&quot;;[.B11]));&quot;&quot;)">
            <text:p/>
          </table:table-cell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" calcext:value-type="error">
            <text:p>#N/A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])&gt;0;HYPERLINK(CONCATENATE([$Dict.$B$1];&quot;issues/&quot;;[.B12]);CONCATENATE(&quot;#&quot;;[.B12]));&quot;&quot;)">
            <text:p/>
          </table:table-cell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])&gt;0;HYPERLINK(CONCATENATE([$Dict.$B$1];&quot;issues/&quot;;[.B13]);CONCATENATE(&quot;#&quot;;[.B13]));&quot;&quot;)">
            <text:p/>
          </table:table-cell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])&gt;0;HYPERLINK(CONCATENATE([$Dict.$B$1];&quot;issues/&quot;;[.B14]);CONCATENATE(&quot;#&quot;;[.B14]));&quot;&quot;)">
            <text:p/>
          </table:table-cell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])&gt;0;HYPERLINK(CONCATENATE([$Dict.$B$1];&quot;issues/&quot;;[.B15]);CONCATENATE(&quot;#&quot;;[.B15]));&quot;&quot;)">
            <text:p/>
          </table:table-cell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])&gt;0;HYPERLINK(CONCATENATE([$Dict.$B$1];&quot;issues/&quot;;[.B16]);CONCATENATE(&quot;#&quot;;[.B16]));&quot;&quot;)">
            <text:p/>
          </table:table-cell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])&gt;0;HYPERLINK(CONCATENATE([$Dict.$B$1];&quot;issues/&quot;;[.B17]);CONCATENATE(&quot;#&quot;;[.B17]));&quot;&quot;)">
            <text:p/>
          </table:table-cell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])&gt;0;HYPERLINK(CONCATENATE([$Dict.$B$1];&quot;issues/&quot;;[.B18]);CONCATENATE(&quot;#&quot;;[.B18]));&quot;&quot;)">
            <text:p/>
          </table:table-cell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])&gt;0;HYPERLINK(CONCATENATE([$Dict.$B$1];&quot;issues/&quot;;[.B19]);CONCATENATE(&quot;#&quot;;[.B19]));&quot;&quot;)">
            <text:p/>
          </table:table-cell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0])&gt;0;HYPERLINK(CONCATENATE([$Dict.$B$1];&quot;issues/&quot;;[.B20]);CONCATENATE(&quot;#&quot;;[.B20]));&quot;&quot;)">
            <text:p/>
          </table:table-cell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1])&gt;0;HYPERLINK(CONCATENATE([$Dict.$B$1];&quot;issues/&quot;;[.B21]);CONCATENATE(&quot;#&quot;;[.B21]));&quot;&quot;)">
            <text:p/>
          </table:table-cell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2])&gt;0;HYPERLINK(CONCATENATE([$Dict.$B$1];&quot;issues/&quot;;[.B22]);CONCATENATE(&quot;#&quot;;[.B22]));&quot;&quot;)">
            <text:p/>
          </table:table-cell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3])&gt;0;HYPERLINK(CONCATENATE([$Dict.$B$1];&quot;issues/&quot;;[.B23]);CONCATENATE(&quot;#&quot;;[.B23]));&quot;&quot;)">
            <text:p/>
          </table:table-cell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4])&gt;0;HYPERLINK(CONCATENATE([$Dict.$B$1];&quot;issues/&quot;;[.B24]);CONCATENATE(&quot;#&quot;;[.B24]));&quot;&quot;)">
            <text:p/>
          </table:table-cell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5])&gt;0;HYPERLINK(CONCATENATE([$Dict.$B$1];&quot;issues/&quot;;[.B25]);CONCATENATE(&quot;#&quot;;[.B25]));&quot;&quot;)">
            <text:p/>
          </table:table-cell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6])&gt;0;HYPERLINK(CONCATENATE([$Dict.$B$1];&quot;issues/&quot;;[.B26]);CONCATENATE(&quot;#&quot;;[.B26]));&quot;&quot;)">
            <text:p/>
          </table:table-cell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7])&gt;0;HYPERLINK(CONCATENATE([$Dict.$B$1];&quot;issues/&quot;;[.B27]);CONCATENATE(&quot;#&quot;;[.B27]));&quot;&quot;)">
            <text:p/>
          </table:table-cell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8])&gt;0;HYPERLINK(CONCATENATE([$Dict.$B$1];&quot;issues/&quot;;[.B28]);CONCATENATE(&quot;#&quot;;[.B28]));&quot;&quot;)">
            <text:p/>
          </table:table-cell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9])&gt;0;HYPERLINK(CONCATENATE([$Dict.$B$1];&quot;issues/&quot;;[.B29]);CONCATENATE(&quot;#&quot;;[.B29]));&quot;&quot;)">
            <text:p/>
          </table:table-cell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0])&gt;0;HYPERLINK(CONCATENATE([$Dict.$B$1];&quot;issues/&quot;;[.B30]);CONCATENATE(&quot;#&quot;;[.B30]));&quot;&quot;)">
            <text:p/>
          </table:table-cell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1])&gt;0;HYPERLINK(CONCATENATE([$Dict.$B$1];&quot;issues/&quot;;[.B31]);CONCATENATE(&quot;#&quot;;[.B31]));&quot;&quot;)">
            <text:p/>
          </table:table-cell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2])&gt;0;HYPERLINK(CONCATENATE([$Dict.$B$1];&quot;issues/&quot;;[.B32]);CONCATENATE(&quot;#&quot;;[.B32]));&quot;&quot;)">
            <text:p/>
          </table:table-cell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3])&gt;0;HYPERLINK(CONCATENATE([$Dict.$B$1];&quot;issues/&quot;;[.B33]);CONCATENATE(&quot;#&quot;;[.B33]));&quot;&quot;)">
            <text:p/>
          </table:table-cell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4])&gt;0;HYPERLINK(CONCATENATE([$Dict.$B$1];&quot;issues/&quot;;[.B34]);CONCATENATE(&quot;#&quot;;[.B34]));&quot;&quot;)">
            <text:p/>
          </table:table-cell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5])&gt;0;HYPERLINK(CONCATENATE([$Dict.$B$1];&quot;issues/&quot;;[.B35]);CONCATENATE(&quot;#&quot;;[.B35]));&quot;&quot;)">
            <text:p/>
          </table:table-cell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6])&gt;0;HYPERLINK(CONCATENATE([$Dict.$B$1];&quot;issues/&quot;;[.B36]);CONCATENATE(&quot;#&quot;;[.B36]));&quot;&quot;)">
            <text:p/>
          </table:table-cell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7])&gt;0;HYPERLINK(CONCATENATE([$Dict.$B$1];&quot;issues/&quot;;[.B37]);CONCATENATE(&quot;#&quot;;[.B37]));&quot;&quot;)">
            <text:p/>
          </table:table-cell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8])&gt;0;HYPERLINK(CONCATENATE([$Dict.$B$1];&quot;issues/&quot;;[.B38]);CONCATENATE(&quot;#&quot;;[.B38]));&quot;&quot;)">
            <text:p/>
          </table:table-cell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9])&gt;0;HYPERLINK(CONCATENATE([$Dict.$B$1];&quot;issues/&quot;;[.B39]);CONCATENATE(&quot;#&quot;;[.B39]));&quot;&quot;)">
            <text:p/>
          </table:table-cell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0])&gt;0;HYPERLINK(CONCATENATE([$Dict.$B$1];&quot;issues/&quot;;[.B40]);CONCATENATE(&quot;#&quot;;[.B40]));&quot;&quot;)">
            <text:p/>
          </table:table-cell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1])&gt;0;HYPERLINK(CONCATENATE([$Dict.$B$1];&quot;issues/&quot;;[.B41]);CONCATENATE(&quot;#&quot;;[.B41]));&quot;&quot;)">
            <text:p/>
          </table:table-cell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2])&gt;0;HYPERLINK(CONCATENATE([$Dict.$B$1];&quot;issues/&quot;;[.B42]);CONCATENATE(&quot;#&quot;;[.B42]));&quot;&quot;)">
            <text:p/>
          </table:table-cell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3])&gt;0;HYPERLINK(CONCATENATE([$Dict.$B$1];&quot;issues/&quot;;[.B43]);CONCATENATE(&quot;#&quot;;[.B43]));&quot;&quot;)">
            <text:p/>
          </table:table-cell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4])&gt;0;HYPERLINK(CONCATENATE([$Dict.$B$1];&quot;issues/&quot;;[.B44]);CONCATENATE(&quot;#&quot;;[.B44]));&quot;&quot;)">
            <text:p/>
          </table:table-cell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5])&gt;0;HYPERLINK(CONCATENATE([$Dict.$B$1];&quot;issues/&quot;;[.B45]);CONCATENATE(&quot;#&quot;;[.B45]));&quot;&quot;)">
            <text:p/>
          </table:table-cell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6])&gt;0;HYPERLINK(CONCATENATE([$Dict.$B$1];&quot;issues/&quot;;[.B46]);CONCATENATE(&quot;#&quot;;[.B46]));&quot;&quot;)">
            <text:p/>
          </table:table-cell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7])&gt;0;HYPERLINK(CONCATENATE([$Dict.$B$1];&quot;issues/&quot;;[.B47]);CONCATENATE(&quot;#&quot;;[.B47]));&quot;&quot;)">
            <text:p/>
          </table:table-cell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8])&gt;0;HYPERLINK(CONCATENATE([$Dict.$B$1];&quot;issues/&quot;;[.B48]);CONCATENATE(&quot;#&quot;;[.B48]));&quot;&quot;)">
            <text:p/>
          </table:table-cell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9])&gt;0;HYPERLINK(CONCATENATE([$Dict.$B$1];&quot;issues/&quot;;[.B49]);CONCATENATE(&quot;#&quot;;[.B49]));&quot;&quot;)">
            <text:p/>
          </table:table-cell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0])&gt;0;HYPERLINK(CONCATENATE([$Dict.$B$1];&quot;issues/&quot;;[.B50]);CONCATENATE(&quot;#&quot;;[.B50]));&quot;&quot;)">
            <text:p/>
          </table:table-cell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1])&gt;0;HYPERLINK(CONCATENATE([$Dict.$B$1];&quot;issues/&quot;;[.B51]);CONCATENATE(&quot;#&quot;;[.B51]));&quot;&quot;)">
            <text:p/>
          </table:table-cell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2])&gt;0;HYPERLINK(CONCATENATE([$Dict.$B$1];&quot;issues/&quot;;[.B52]);CONCATENATE(&quot;#&quot;;[.B52]));&quot;&quot;)">
            <text:p/>
          </table:table-cell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3])&gt;0;HYPERLINK(CONCATENATE([$Dict.$B$1];&quot;issues/&quot;;[.B53]);CONCATENATE(&quot;#&quot;;[.B53]));&quot;&quot;)">
            <text:p/>
          </table:table-cell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4])&gt;0;HYPERLINK(CONCATENATE([$Dict.$B$1];&quot;issues/&quot;;[.B54]);CONCATENATE(&quot;#&quot;;[.B54]));&quot;&quot;)">
            <text:p/>
          </table:table-cell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5])&gt;0;HYPERLINK(CONCATENATE([$Dict.$B$1];&quot;issues/&quot;;[.B55]);CONCATENATE(&quot;#&quot;;[.B55]));&quot;&quot;)">
            <text:p/>
          </table:table-cell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6])&gt;0;HYPERLINK(CONCATENATE([$Dict.$B$1];&quot;issues/&quot;;[.B56]);CONCATENATE(&quot;#&quot;;[.B56]));&quot;&quot;)">
            <text:p/>
          </table:table-cell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7])&gt;0;HYPERLINK(CONCATENATE([$Dict.$B$1];&quot;issues/&quot;;[.B57]);CONCATENATE(&quot;#&quot;;[.B57]));&quot;&quot;)">
            <text:p/>
          </table:table-cell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8])&gt;0;HYPERLINK(CONCATENATE([$Dict.$B$1];&quot;issues/&quot;;[.B58]);CONCATENATE(&quot;#&quot;;[.B58]));&quot;&quot;)">
            <text:p/>
          </table:table-cell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9])&gt;0;HYPERLINK(CONCATENATE([$Dict.$B$1];&quot;issues/&quot;;[.B59]);CONCATENATE(&quot;#&quot;;[.B59]));&quot;&quot;)">
            <text:p/>
          </table:table-cell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0])&gt;0;HYPERLINK(CONCATENATE([$Dict.$B$1];&quot;issues/&quot;;[.B60]);CONCATENATE(&quot;#&quot;;[.B60]));&quot;&quot;)">
            <text:p/>
          </table:table-cell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1])&gt;0;HYPERLINK(CONCATENATE([$Dict.$B$1];&quot;issues/&quot;;[.B61]);CONCATENATE(&quot;#&quot;;[.B61]));&quot;&quot;)">
            <text:p/>
          </table:table-cell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2])&gt;0;HYPERLINK(CONCATENATE([$Dict.$B$1];&quot;issues/&quot;;[.B62]);CONCATENATE(&quot;#&quot;;[.B62]));&quot;&quot;)">
            <text:p/>
          </table:table-cell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3])&gt;0;HYPERLINK(CONCATENATE([$Dict.$B$1];&quot;issues/&quot;;[.B63]);CONCATENATE(&quot;#&quot;;[.B63]));&quot;&quot;)">
            <text:p/>
          </table:table-cell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4])&gt;0;HYPERLINK(CONCATENATE([$Dict.$B$1];&quot;issues/&quot;;[.B64]);CONCATENATE(&quot;#&quot;;[.B64]));&quot;&quot;)">
            <text:p/>
          </table:table-cell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5])&gt;0;HYPERLINK(CONCATENATE([$Dict.$B$1];&quot;issues/&quot;;[.B65]);CONCATENATE(&quot;#&quot;;[.B65]));&quot;&quot;)">
            <text:p/>
          </table:table-cell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6])&gt;0;HYPERLINK(CONCATENATE([$Dict.$B$1];&quot;issues/&quot;;[.B66]);CONCATENATE(&quot;#&quot;;[.B66]));&quot;&quot;)">
            <text:p/>
          </table:table-cell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7])&gt;0;HYPERLINK(CONCATENATE([$Dict.$B$1];&quot;issues/&quot;;[.B67]);CONCATENATE(&quot;#&quot;;[.B67]));&quot;&quot;)">
            <text:p/>
          </table:table-cell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8])&gt;0;HYPERLINK(CONCATENATE([$Dict.$B$1];&quot;issues/&quot;;[.B68]);CONCATENATE(&quot;#&quot;;[.B68]));&quot;&quot;)">
            <text:p/>
          </table:table-cell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9])&gt;0;HYPERLINK(CONCATENATE([$Dict.$B$1];&quot;issues/&quot;;[.B69]);CONCATENATE(&quot;#&quot;;[.B69]));&quot;&quot;)">
            <text:p/>
          </table:table-cell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0])&gt;0;HYPERLINK(CONCATENATE([$Dict.$B$1];&quot;issues/&quot;;[.B70]);CONCATENATE(&quot;#&quot;;[.B70]));&quot;&quot;)">
            <text:p/>
          </table:table-cell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1])&gt;0;HYPERLINK(CONCATENATE([$Dict.$B$1];&quot;issues/&quot;;[.B71]);CONCATENATE(&quot;#&quot;;[.B71]));&quot;&quot;)">
            <text:p/>
          </table:table-cell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2])&gt;0;HYPERLINK(CONCATENATE([$Dict.$B$1];&quot;issues/&quot;;[.B72]);CONCATENATE(&quot;#&quot;;[.B72]));&quot;&quot;)">
            <text:p/>
          </table:table-cell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3])&gt;0;HYPERLINK(CONCATENATE([$Dict.$B$1];&quot;issues/&quot;;[.B73]);CONCATENATE(&quot;#&quot;;[.B73]));&quot;&quot;)">
            <text:p/>
          </table:table-cell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4])&gt;0;HYPERLINK(CONCATENATE([$Dict.$B$1];&quot;issues/&quot;;[.B74]);CONCATENATE(&quot;#&quot;;[.B74]));&quot;&quot;)">
            <text:p/>
          </table:table-cell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5])&gt;0;HYPERLINK(CONCATENATE([$Dict.$B$1];&quot;issues/&quot;;[.B75]);CONCATENATE(&quot;#&quot;;[.B75]));&quot;&quot;)">
            <text:p/>
          </table:table-cell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6])&gt;0;HYPERLINK(CONCATENATE([$Dict.$B$1];&quot;issues/&quot;;[.B76]);CONCATENATE(&quot;#&quot;;[.B76]));&quot;&quot;)">
            <text:p/>
          </table:table-cell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7])&gt;0;HYPERLINK(CONCATENATE([$Dict.$B$1];&quot;issues/&quot;;[.B77]);CONCATENATE(&quot;#&quot;;[.B77]));&quot;&quot;)">
            <text:p/>
          </table:table-cell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8])&gt;0;HYPERLINK(CONCATENATE([$Dict.$B$1];&quot;issues/&quot;;[.B78]);CONCATENATE(&quot;#&quot;;[.B78]));&quot;&quot;)">
            <text:p/>
          </table:table-cell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9])&gt;0;HYPERLINK(CONCATENATE([$Dict.$B$1];&quot;issues/&quot;;[.B79]);CONCATENATE(&quot;#&quot;;[.B79]));&quot;&quot;)">
            <text:p/>
          </table:table-cell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0])&gt;0;HYPERLINK(CONCATENATE([$Dict.$B$1];&quot;issues/&quot;;[.B80]);CONCATENATE(&quot;#&quot;;[.B80]));&quot;&quot;)">
            <text:p/>
          </table:table-cell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1])&gt;0;HYPERLINK(CONCATENATE([$Dict.$B$1];&quot;issues/&quot;;[.B81]);CONCATENATE(&quot;#&quot;;[.B81]));&quot;&quot;)">
            <text:p/>
          </table:table-cell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2])&gt;0;HYPERLINK(CONCATENATE([$Dict.$B$1];&quot;issues/&quot;;[.B82]);CONCATENATE(&quot;#&quot;;[.B82]));&quot;&quot;)">
            <text:p/>
          </table:table-cell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3])&gt;0;HYPERLINK(CONCATENATE([$Dict.$B$1];&quot;issues/&quot;;[.B83]);CONCATENATE(&quot;#&quot;;[.B83]));&quot;&quot;)">
            <text:p/>
          </table:table-cell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4])&gt;0;HYPERLINK(CONCATENATE([$Dict.$B$1];&quot;issues/&quot;;[.B84]);CONCATENATE(&quot;#&quot;;[.B84]));&quot;&quot;)">
            <text:p/>
          </table:table-cell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5])&gt;0;HYPERLINK(CONCATENATE([$Dict.$B$1];&quot;issues/&quot;;[.B85]);CONCATENATE(&quot;#&quot;;[.B85]));&quot;&quot;)">
            <text:p/>
          </table:table-cell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6])&gt;0;HYPERLINK(CONCATENATE([$Dict.$B$1];&quot;issues/&quot;;[.B86]);CONCATENATE(&quot;#&quot;;[.B86]));&quot;&quot;)">
            <text:p/>
          </table:table-cell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7])&gt;0;HYPERLINK(CONCATENATE([$Dict.$B$1];&quot;issues/&quot;;[.B87]);CONCATENATE(&quot;#&quot;;[.B87]));&quot;&quot;)">
            <text:p/>
          </table:table-cell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8])&gt;0;HYPERLINK(CONCATENATE([$Dict.$B$1];&quot;issues/&quot;;[.B88]);CONCATENATE(&quot;#&quot;;[.B88]));&quot;&quot;)">
            <text:p/>
          </table:table-cell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9])&gt;0;HYPERLINK(CONCATENATE([$Dict.$B$1];&quot;issues/&quot;;[.B89]);CONCATENATE(&quot;#&quot;;[.B89]));&quot;&quot;)">
            <text:p/>
          </table:table-cell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0])&gt;0;HYPERLINK(CONCATENATE([$Dict.$B$1];&quot;issues/&quot;;[.B90]);CONCATENATE(&quot;#&quot;;[.B90]));&quot;&quot;)">
            <text:p/>
          </table:table-cell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1])&gt;0;HYPERLINK(CONCATENATE([$Dict.$B$1];&quot;issues/&quot;;[.B91]);CONCATENATE(&quot;#&quot;;[.B91]));&quot;&quot;)">
            <text:p/>
          </table:table-cell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2])&gt;0;HYPERLINK(CONCATENATE([$Dict.$B$1];&quot;issues/&quot;;[.B92]);CONCATENATE(&quot;#&quot;;[.B92]));&quot;&quot;)">
            <text:p/>
          </table:table-cell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3])&gt;0;HYPERLINK(CONCATENATE([$Dict.$B$1];&quot;issues/&quot;;[.B93]);CONCATENATE(&quot;#&quot;;[.B93]));&quot;&quot;)">
            <text:p/>
          </table:table-cell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4])&gt;0;HYPERLINK(CONCATENATE([$Dict.$B$1];&quot;issues/&quot;;[.B94]);CONCATENATE(&quot;#&quot;;[.B94]));&quot;&quot;)">
            <text:p/>
          </table:table-cell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5])&gt;0;HYPERLINK(CONCATENATE([$Dict.$B$1];&quot;issues/&quot;;[.B95]);CONCATENATE(&quot;#&quot;;[.B95]));&quot;&quot;)">
            <text:p/>
          </table:table-cell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6])&gt;0;HYPERLINK(CONCATENATE([$Dict.$B$1];&quot;issues/&quot;;[.B96]);CONCATENATE(&quot;#&quot;;[.B96]));&quot;&quot;)">
            <text:p/>
          </table:table-cell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7])&gt;0;HYPERLINK(CONCATENATE([$Dict.$B$1];&quot;issues/&quot;;[.B97]);CONCATENATE(&quot;#&quot;;[.B97]));&quot;&quot;)">
            <text:p/>
          </table:table-cell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8])&gt;0;HYPERLINK(CONCATENATE([$Dict.$B$1];&quot;issues/&quot;;[.B98]);CONCATENATE(&quot;#&quot;;[.B98]));&quot;&quot;)">
            <text:p/>
          </table:table-cell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9])&gt;0;HYPERLINK(CONCATENATE([$Dict.$B$1];&quot;issues/&quot;;[.B99]);CONCATENATE(&quot;#&quot;;[.B99]));&quot;&quot;)">
            <text:p/>
          </table:table-cell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0])&gt;0;HYPERLINK(CONCATENATE([$Dict.$B$1];&quot;issues/&quot;;[.B100]);CONCATENATE(&quot;#&quot;;[.B100]));&quot;&quot;)">
            <text:p/>
          </table:table-cell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1])&gt;0;HYPERLINK(CONCATENATE([$Dict.$B$1];&quot;issues/&quot;;[.B101]);CONCATENATE(&quot;#&quot;;[.B101]));&quot;&quot;)">
            <text:p/>
          </table:table-cell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2])&gt;0;HYPERLINK(CONCATENATE([$Dict.$B$1];&quot;issues/&quot;;[.B102]);CONCATENATE(&quot;#&quot;;[.B102]));&quot;&quot;)">
            <text:p/>
          </table:table-cell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3])&gt;0;HYPERLINK(CONCATENATE([$Dict.$B$1];&quot;issues/&quot;;[.B103]);CONCATENATE(&quot;#&quot;;[.B103]));&quot;&quot;)">
            <text:p/>
          </table:table-cell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4])&gt;0;HYPERLINK(CONCATENATE([$Dict.$B$1];&quot;issues/&quot;;[.B104]);CONCATENATE(&quot;#&quot;;[.B104]));&quot;&quot;)">
            <text:p/>
          </table:table-cell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5])&gt;0;HYPERLINK(CONCATENATE([$Dict.$B$1];&quot;issues/&quot;;[.B105]);CONCATENATE(&quot;#&quot;;[.B105]));&quot;&quot;)">
            <text:p/>
          </table:table-cell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6])&gt;0;HYPERLINK(CONCATENATE([$Dict.$B$1];&quot;issues/&quot;;[.B106]);CONCATENATE(&quot;#&quot;;[.B106]));&quot;&quot;)">
            <text:p/>
          </table:table-cell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7])&gt;0;HYPERLINK(CONCATENATE([$Dict.$B$1];&quot;issues/&quot;;[.B107]);CONCATENATE(&quot;#&quot;;[.B107]));&quot;&quot;)">
            <text:p/>
          </table:table-cell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8])&gt;0;HYPERLINK(CONCATENATE([$Dict.$B$1];&quot;issues/&quot;;[.B108]);CONCATENATE(&quot;#&quot;;[.B108]));&quot;&quot;)">
            <text:p/>
          </table:table-cell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9])&gt;0;HYPERLINK(CONCATENATE([$Dict.$B$1];&quot;issues/&quot;;[.B109]);CONCATENATE(&quot;#&quot;;[.B109]));&quot;&quot;)">
            <text:p/>
          </table:table-cell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0])&gt;0;HYPERLINK(CONCATENATE([$Dict.$B$1];&quot;issues/&quot;;[.B110]);CONCATENATE(&quot;#&quot;;[.B110]));&quot;&quot;)">
            <text:p/>
          </table:table-cell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1])&gt;0;HYPERLINK(CONCATENATE([$Dict.$B$1];&quot;issues/&quot;;[.B111]);CONCATENATE(&quot;#&quot;;[.B111]));&quot;&quot;)">
            <text:p/>
          </table:table-cell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2])&gt;0;HYPERLINK(CONCATENATE([$Dict.$B$1];&quot;issues/&quot;;[.B112]);CONCATENATE(&quot;#&quot;;[.B112]));&quot;&quot;)">
            <text:p/>
          </table:table-cell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3])&gt;0;HYPERLINK(CONCATENATE([$Dict.$B$1];&quot;issues/&quot;;[.B113]);CONCATENATE(&quot;#&quot;;[.B113]));&quot;&quot;)">
            <text:p/>
          </table:table-cell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4])&gt;0;HYPERLINK(CONCATENATE([$Dict.$B$1];&quot;issues/&quot;;[.B114]);CONCATENATE(&quot;#&quot;;[.B114]));&quot;&quot;)">
            <text:p/>
          </table:table-cell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5])&gt;0;HYPERLINK(CONCATENATE([$Dict.$B$1];&quot;issues/&quot;;[.B115]);CONCATENATE(&quot;#&quot;;[.B115]));&quot;&quot;)">
            <text:p/>
          </table:table-cell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6])&gt;0;HYPERLINK(CONCATENATE([$Dict.$B$1];&quot;issues/&quot;;[.B116]);CONCATENATE(&quot;#&quot;;[.B116]));&quot;&quot;)">
            <text:p/>
          </table:table-cell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7])&gt;0;HYPERLINK(CONCATENATE([$Dict.$B$1];&quot;issues/&quot;;[.B117]);CONCATENATE(&quot;#&quot;;[.B117]));&quot;&quot;)">
            <text:p/>
          </table:table-cell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8])&gt;0;HYPERLINK(CONCATENATE([$Dict.$B$1];&quot;issues/&quot;;[.B118]);CONCATENATE(&quot;#&quot;;[.B118]));&quot;&quot;)">
            <text:p/>
          </table:table-cell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9])&gt;0;HYPERLINK(CONCATENATE([$Dict.$B$1];&quot;issues/&quot;;[.B119]);CONCATENATE(&quot;#&quot;;[.B119]));&quot;&quot;)">
            <text:p/>
          </table:table-cell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0])&gt;0;HYPERLINK(CONCATENATE([$Dict.$B$1];&quot;issues/&quot;;[.B120]);CONCATENATE(&quot;#&quot;;[.B120]));&quot;&quot;)">
            <text:p/>
          </table:table-cell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1])&gt;0;HYPERLINK(CONCATENATE([$Dict.$B$1];&quot;issues/&quot;;[.B121]);CONCATENATE(&quot;#&quot;;[.B121]));&quot;&quot;)">
            <text:p/>
          </table:table-cell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2])&gt;0;HYPERLINK(CONCATENATE([$Dict.$B$1];&quot;issues/&quot;;[.B122]);CONCATENATE(&quot;#&quot;;[.B122]));&quot;&quot;)">
            <text:p/>
          </table:table-cell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3])&gt;0;HYPERLINK(CONCATENATE([$Dict.$B$1];&quot;issues/&quot;;[.B123]);CONCATENATE(&quot;#&quot;;[.B123]));&quot;&quot;)">
            <text:p/>
          </table:table-cell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4])&gt;0;HYPERLINK(CONCATENATE([$Dict.$B$1];&quot;issues/&quot;;[.B124]);CONCATENATE(&quot;#&quot;;[.B124]));&quot;&quot;)">
            <text:p/>
          </table:table-cell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5])&gt;0;HYPERLINK(CONCATENATE([$Dict.$B$1];&quot;issues/&quot;;[.B125]);CONCATENATE(&quot;#&quot;;[.B125]));&quot;&quot;)">
            <text:p/>
          </table:table-cell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6])&gt;0;HYPERLINK(CONCATENATE([$Dict.$B$1];&quot;issues/&quot;;[.B126]);CONCATENATE(&quot;#&quot;;[.B126]));&quot;&quot;)">
            <text:p/>
          </table:table-cell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7])&gt;0;HYPERLINK(CONCATENATE([$Dict.$B$1];&quot;issues/&quot;;[.B127]);CONCATENATE(&quot;#&quot;;[.B127]));&quot;&quot;)">
            <text:p/>
          </table:table-cell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8])&gt;0;HYPERLINK(CONCATENATE([$Dict.$B$1];&quot;issues/&quot;;[.B128]);CONCATENATE(&quot;#&quot;;[.B128]));&quot;&quot;)">
            <text:p/>
          </table:table-cell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9])&gt;0;HYPERLINK(CONCATENATE([$Dict.$B$1];&quot;issues/&quot;;[.B129]);CONCATENATE(&quot;#&quot;;[.B129]));&quot;&quot;)">
            <text:p/>
          </table:table-cell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0])&gt;0;HYPERLINK(CONCATENATE([$Dict.$B$1];&quot;issues/&quot;;[.B130]);CONCATENATE(&quot;#&quot;;[.B130]));&quot;&quot;)">
            <text:p/>
          </table:table-cell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1])&gt;0;HYPERLINK(CONCATENATE([$Dict.$B$1];&quot;issues/&quot;;[.B131]);CONCATENATE(&quot;#&quot;;[.B131]));&quot;&quot;)">
            <text:p/>
          </table:table-cell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2])&gt;0;HYPERLINK(CONCATENATE([$Dict.$B$1];&quot;issues/&quot;;[.B132]);CONCATENATE(&quot;#&quot;;[.B132]));&quot;&quot;)">
            <text:p/>
          </table:table-cell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3])&gt;0;HYPERLINK(CONCATENATE([$Dict.$B$1];&quot;issues/&quot;;[.B133]);CONCATENATE(&quot;#&quot;;[.B133]));&quot;&quot;)">
            <text:p/>
          </table:table-cell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4])&gt;0;HYPERLINK(CONCATENATE([$Dict.$B$1];&quot;issues/&quot;;[.B134]);CONCATENATE(&quot;#&quot;;[.B134]));&quot;&quot;)">
            <text:p/>
          </table:table-cell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5])&gt;0;HYPERLINK(CONCATENATE([$Dict.$B$1];&quot;issues/&quot;;[.B135]);CONCATENATE(&quot;#&quot;;[.B135]));&quot;&quot;)">
            <text:p/>
          </table:table-cell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6])&gt;0;HYPERLINK(CONCATENATE([$Dict.$B$1];&quot;issues/&quot;;[.B136]);CONCATENATE(&quot;#&quot;;[.B136]));&quot;&quot;)">
            <text:p/>
          </table:table-cell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7])&gt;0;HYPERLINK(CONCATENATE([$Dict.$B$1];&quot;issues/&quot;;[.B137]);CONCATENATE(&quot;#&quot;;[.B137]));&quot;&quot;)">
            <text:p/>
          </table:table-cell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8])&gt;0;HYPERLINK(CONCATENATE([$Dict.$B$1];&quot;issues/&quot;;[.B138]);CONCATENATE(&quot;#&quot;;[.B138]));&quot;&quot;)">
            <text:p/>
          </table:table-cell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9])&gt;0;HYPERLINK(CONCATENATE([$Dict.$B$1];&quot;issues/&quot;;[.B139]);CONCATENATE(&quot;#&quot;;[.B139]));&quot;&quot;)">
            <text:p/>
          </table:table-cell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0])&gt;0;HYPERLINK(CONCATENATE([$Dict.$B$1];&quot;issues/&quot;;[.B140]);CONCATENATE(&quot;#&quot;;[.B140]));&quot;&quot;)">
            <text:p/>
          </table:table-cell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1])&gt;0;HYPERLINK(CONCATENATE([$Dict.$B$1];&quot;issues/&quot;;[.B141]);CONCATENATE(&quot;#&quot;;[.B141]));&quot;&quot;)">
            <text:p/>
          </table:table-cell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2])&gt;0;HYPERLINK(CONCATENATE([$Dict.$B$1];&quot;issues/&quot;;[.B142]);CONCATENATE(&quot;#&quot;;[.B142]));&quot;&quot;)">
            <text:p/>
          </table:table-cell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3])&gt;0;HYPERLINK(CONCATENATE([$Dict.$B$1];&quot;issues/&quot;;[.B143]);CONCATENATE(&quot;#&quot;;[.B143]));&quot;&quot;)">
            <text:p/>
          </table:table-cell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4])&gt;0;HYPERLINK(CONCATENATE([$Dict.$B$1];&quot;issues/&quot;;[.B144]);CONCATENATE(&quot;#&quot;;[.B144]));&quot;&quot;)">
            <text:p/>
          </table:table-cell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5])&gt;0;HYPERLINK(CONCATENATE([$Dict.$B$1];&quot;issues/&quot;;[.B145]);CONCATENATE(&quot;#&quot;;[.B145]));&quot;&quot;)">
            <text:p/>
          </table:table-cell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6])&gt;0;HYPERLINK(CONCATENATE([$Dict.$B$1];&quot;issues/&quot;;[.B146]);CONCATENATE(&quot;#&quot;;[.B146]));&quot;&quot;)">
            <text:p/>
          </table:table-cell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7])&gt;0;HYPERLINK(CONCATENATE([$Dict.$B$1];&quot;issues/&quot;;[.B147]);CONCATENATE(&quot;#&quot;;[.B147]));&quot;&quot;)">
            <text:p/>
          </table:table-cell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8])&gt;0;HYPERLINK(CONCATENATE([$Dict.$B$1];&quot;issues/&quot;;[.B148]);CONCATENATE(&quot;#&quot;;[.B148]));&quot;&quot;)">
            <text:p/>
          </table:table-cell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9])&gt;0;HYPERLINK(CONCATENATE([$Dict.$B$1];&quot;issues/&quot;;[.B149]);CONCATENATE(&quot;#&quot;;[.B149]));&quot;&quot;)">
            <text:p/>
          </table:table-cell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0])&gt;0;HYPERLINK(CONCATENATE([$Dict.$B$1];&quot;issues/&quot;;[.B150]);CONCATENATE(&quot;#&quot;;[.B150]));&quot;&quot;)">
            <text:p/>
          </table:table-cell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1])&gt;0;HYPERLINK(CONCATENATE([$Dict.$B$1];&quot;issues/&quot;;[.B151]);CONCATENATE(&quot;#&quot;;[.B151]));&quot;&quot;)">
            <text:p/>
          </table:table-cell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2])&gt;0;HYPERLINK(CONCATENATE([$Dict.$B$1];&quot;issues/&quot;;[.B152]);CONCATENATE(&quot;#&quot;;[.B152]));&quot;&quot;)">
            <text:p/>
          </table:table-cell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3])&gt;0;HYPERLINK(CONCATENATE([$Dict.$B$1];&quot;issues/&quot;;[.B153]);CONCATENATE(&quot;#&quot;;[.B153]));&quot;&quot;)">
            <text:p/>
          </table:table-cell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4])&gt;0;HYPERLINK(CONCATENATE([$Dict.$B$1];&quot;issues/&quot;;[.B154]);CONCATENATE(&quot;#&quot;;[.B154]));&quot;&quot;)">
            <text:p/>
          </table:table-cell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5])&gt;0;HYPERLINK(CONCATENATE([$Dict.$B$1];&quot;issues/&quot;;[.B155]);CONCATENATE(&quot;#&quot;;[.B155]));&quot;&quot;)">
            <text:p/>
          </table:table-cell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6])&gt;0;HYPERLINK(CONCATENATE([$Dict.$B$1];&quot;issues/&quot;;[.B156]);CONCATENATE(&quot;#&quot;;[.B156]));&quot;&quot;)">
            <text:p/>
          </table:table-cell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7])&gt;0;HYPERLINK(CONCATENATE([$Dict.$B$1];&quot;issues/&quot;;[.B157]);CONCATENATE(&quot;#&quot;;[.B157]));&quot;&quot;)">
            <text:p/>
          </table:table-cell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8])&gt;0;HYPERLINK(CONCATENATE([$Dict.$B$1];&quot;issues/&quot;;[.B158]);CONCATENATE(&quot;#&quot;;[.B158]));&quot;&quot;)">
            <text:p/>
          </table:table-cell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9])&gt;0;HYPERLINK(CONCATENATE([$Dict.$B$1];&quot;issues/&quot;;[.B159]);CONCATENATE(&quot;#&quot;;[.B159]));&quot;&quot;)">
            <text:p/>
          </table:table-cell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0])&gt;0;HYPERLINK(CONCATENATE([$Dict.$B$1];&quot;issues/&quot;;[.B160]);CONCATENATE(&quot;#&quot;;[.B160]));&quot;&quot;)">
            <text:p/>
          </table:table-cell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1])&gt;0;HYPERLINK(CONCATENATE([$Dict.$B$1];&quot;issues/&quot;;[.B161]);CONCATENATE(&quot;#&quot;;[.B161]));&quot;&quot;)">
            <text:p/>
          </table:table-cell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2])&gt;0;HYPERLINK(CONCATENATE([$Dict.$B$1];&quot;issues/&quot;;[.B162]);CONCATENATE(&quot;#&quot;;[.B162]));&quot;&quot;)">
            <text:p/>
          </table:table-cell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3])&gt;0;HYPERLINK(CONCATENATE([$Dict.$B$1];&quot;issues/&quot;;[.B163]);CONCATENATE(&quot;#&quot;;[.B163]));&quot;&quot;)">
            <text:p/>
          </table:table-cell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4])&gt;0;HYPERLINK(CONCATENATE([$Dict.$B$1];&quot;issues/&quot;;[.B164]);CONCATENATE(&quot;#&quot;;[.B164]));&quot;&quot;)">
            <text:p/>
          </table:table-cell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5])&gt;0;HYPERLINK(CONCATENATE([$Dict.$B$1];&quot;issues/&quot;;[.B165]);CONCATENATE(&quot;#&quot;;[.B165]));&quot;&quot;)">
            <text:p/>
          </table:table-cell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6])&gt;0;HYPERLINK(CONCATENATE([$Dict.$B$1];&quot;issues/&quot;;[.B166]);CONCATENATE(&quot;#&quot;;[.B166]));&quot;&quot;)">
            <text:p/>
          </table:table-cell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7])&gt;0;HYPERLINK(CONCATENATE([$Dict.$B$1];&quot;issues/&quot;;[.B167]);CONCATENATE(&quot;#&quot;;[.B167]));&quot;&quot;)">
            <text:p/>
          </table:table-cell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8])&gt;0;HYPERLINK(CONCATENATE([$Dict.$B$1];&quot;issues/&quot;;[.B168]);CONCATENATE(&quot;#&quot;;[.B168]));&quot;&quot;)">
            <text:p/>
          </table:table-cell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9])&gt;0;HYPERLINK(CONCATENATE([$Dict.$B$1];&quot;issues/&quot;;[.B169]);CONCATENATE(&quot;#&quot;;[.B169]));&quot;&quot;)">
            <text:p/>
          </table:table-cell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0])&gt;0;HYPERLINK(CONCATENATE([$Dict.$B$1];&quot;issues/&quot;;[.B170]);CONCATENATE(&quot;#&quot;;[.B170]));&quot;&quot;)">
            <text:p/>
          </table:table-cell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1])&gt;0;HYPERLINK(CONCATENATE([$Dict.$B$1];&quot;issues/&quot;;[.B171]);CONCATENATE(&quot;#&quot;;[.B171]));&quot;&quot;)">
            <text:p/>
          </table:table-cell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2])&gt;0;HYPERLINK(CONCATENATE([$Dict.$B$1];&quot;issues/&quot;;[.B172]);CONCATENATE(&quot;#&quot;;[.B172]));&quot;&quot;)">
            <text:p/>
          </table:table-cell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3])&gt;0;HYPERLINK(CONCATENATE([$Dict.$B$1];&quot;issues/&quot;;[.B173]);CONCATENATE(&quot;#&quot;;[.B173]));&quot;&quot;)">
            <text:p/>
          </table:table-cell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4])&gt;0;HYPERLINK(CONCATENATE([$Dict.$B$1];&quot;issues/&quot;;[.B174]);CONCATENATE(&quot;#&quot;;[.B174]));&quot;&quot;)">
            <text:p/>
          </table:table-cell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5])&gt;0;HYPERLINK(CONCATENATE([$Dict.$B$1];&quot;issues/&quot;;[.B175]);CONCATENATE(&quot;#&quot;;[.B175]));&quot;&quot;)">
            <text:p/>
          </table:table-cell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6])&gt;0;HYPERLINK(CONCATENATE([$Dict.$B$1];&quot;issues/&quot;;[.B176]);CONCATENATE(&quot;#&quot;;[.B176]));&quot;&quot;)">
            <text:p/>
          </table:table-cell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7])&gt;0;HYPERLINK(CONCATENATE([$Dict.$B$1];&quot;issues/&quot;;[.B177]);CONCATENATE(&quot;#&quot;;[.B177]));&quot;&quot;)">
            <text:p/>
          </table:table-cell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8])&gt;0;HYPERLINK(CONCATENATE([$Dict.$B$1];&quot;issues/&quot;;[.B178]);CONCATENATE(&quot;#&quot;;[.B178]));&quot;&quot;)">
            <text:p/>
          </table:table-cell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9])&gt;0;HYPERLINK(CONCATENATE([$Dict.$B$1];&quot;issues/&quot;;[.B179]);CONCATENATE(&quot;#&quot;;[.B179]));&quot;&quot;)">
            <text:p/>
          </table:table-cell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0])&gt;0;HYPERLINK(CONCATENATE([$Dict.$B$1];&quot;issues/&quot;;[.B180]);CONCATENATE(&quot;#&quot;;[.B180]));&quot;&quot;)">
            <text:p/>
          </table:table-cell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1])&gt;0;HYPERLINK(CONCATENATE([$Dict.$B$1];&quot;issues/&quot;;[.B181]);CONCATENATE(&quot;#&quot;;[.B181]));&quot;&quot;)">
            <text:p/>
          </table:table-cell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2])&gt;0;HYPERLINK(CONCATENATE([$Dict.$B$1];&quot;issues/&quot;;[.B182]);CONCATENATE(&quot;#&quot;;[.B182]));&quot;&quot;)">
            <text:p/>
          </table:table-cell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3])&gt;0;HYPERLINK(CONCATENATE([$Dict.$B$1];&quot;issues/&quot;;[.B183]);CONCATENATE(&quot;#&quot;;[.B183]));&quot;&quot;)">
            <text:p/>
          </table:table-cell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4])&gt;0;HYPERLINK(CONCATENATE([$Dict.$B$1];&quot;issues/&quot;;[.B184]);CONCATENATE(&quot;#&quot;;[.B184]));&quot;&quot;)">
            <text:p/>
          </table:table-cell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5])&gt;0;HYPERLINK(CONCATENATE([$Dict.$B$1];&quot;issues/&quot;;[.B185]);CONCATENATE(&quot;#&quot;;[.B185]));&quot;&quot;)">
            <text:p/>
          </table:table-cell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6])&gt;0;HYPERLINK(CONCATENATE([$Dict.$B$1];&quot;issues/&quot;;[.B186]);CONCATENATE(&quot;#&quot;;[.B186]));&quot;&quot;)">
            <text:p/>
          </table:table-cell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7])&gt;0;HYPERLINK(CONCATENATE([$Dict.$B$1];&quot;issues/&quot;;[.B187]);CONCATENATE(&quot;#&quot;;[.B187]));&quot;&quot;)">
            <text:p/>
          </table:table-cell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8])&gt;0;HYPERLINK(CONCATENATE([$Dict.$B$1];&quot;issues/&quot;;[.B188]);CONCATENATE(&quot;#&quot;;[.B188]));&quot;&quot;)">
            <text:p/>
          </table:table-cell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9])&gt;0;HYPERLINK(CONCATENATE([$Dict.$B$1];&quot;issues/&quot;;[.B189]);CONCATENATE(&quot;#&quot;;[.B189]));&quot;&quot;)">
            <text:p/>
          </table:table-cell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0])&gt;0;HYPERLINK(CONCATENATE([$Dict.$B$1];&quot;issues/&quot;;[.B190]);CONCATENATE(&quot;#&quot;;[.B190]));&quot;&quot;)">
            <text:p/>
          </table:table-cell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1])&gt;0;HYPERLINK(CONCATENATE([$Dict.$B$1];&quot;issues/&quot;;[.B191]);CONCATENATE(&quot;#&quot;;[.B191]));&quot;&quot;)">
            <text:p/>
          </table:table-cell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2])&gt;0;HYPERLINK(CONCATENATE([$Dict.$B$1];&quot;issues/&quot;;[.B192]);CONCATENATE(&quot;#&quot;;[.B192]));&quot;&quot;)">
            <text:p/>
          </table:table-cell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3])&gt;0;HYPERLINK(CONCATENATE([$Dict.$B$1];&quot;issues/&quot;;[.B193]);CONCATENATE(&quot;#&quot;;[.B193]));&quot;&quot;)">
            <text:p/>
          </table:table-cell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4])&gt;0;HYPERLINK(CONCATENATE([$Dict.$B$1];&quot;issues/&quot;;[.B194]);CONCATENATE(&quot;#&quot;;[.B194]));&quot;&quot;)">
            <text:p/>
          </table:table-cell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5])&gt;0;HYPERLINK(CONCATENATE([$Dict.$B$1];&quot;issues/&quot;;[.B195]);CONCATENATE(&quot;#&quot;;[.B195]));&quot;&quot;)">
            <text:p/>
          </table:table-cell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6])&gt;0;HYPERLINK(CONCATENATE([$Dict.$B$1];&quot;issues/&quot;;[.B196]);CONCATENATE(&quot;#&quot;;[.B196]));&quot;&quot;)">
            <text:p/>
          </table:table-cell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7])&gt;0;HYPERLINK(CONCATENATE([$Dict.$B$1];&quot;issues/&quot;;[.B197]);CONCATENATE(&quot;#&quot;;[.B197]));&quot;&quot;)">
            <text:p/>
          </table:table-cell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8])&gt;0;HYPERLINK(CONCATENATE([$Dict.$B$1];&quot;issues/&quot;;[.B198]);CONCATENATE(&quot;#&quot;;[.B198]));&quot;&quot;)">
            <text:p/>
          </table:table-cell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9])&gt;0;HYPERLINK(CONCATENATE([$Dict.$B$1];&quot;issues/&quot;;[.B199]);CONCATENATE(&quot;#&quot;;[.B199]));&quot;&quot;)">
            <text:p/>
          </table:table-cell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14"/>
          <table:table-cell table:style-name="ce21"/>
          <table:table-cell table:style-name="ce24" table:formula="of:=IF(LEN([.B200])&gt;0;HYPERLINK(CONCATENATE([$Dict.$B$1];&quot;issues/&quot;;[.B200]);CONCATENATE(&quot;#&quot;;[.B200]));&quot;&quot;)">
            <text:p/>
          </table:table-cell>
          <table:table-cell table:style-name="ce61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67"/>
          <table:table-cell table:style-name="ce70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88" table:content-validation-name="val4"/>
          <table:table-cell table:style-name="ce48" table:number-columns-repeated="2"/>
          <table:table-cell table:style-name="ce55"/>
          <table:table-cell table:style-name="ce96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55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4:Template.Q200 Template.A3:Template.E3 Template.H3:Template.Q3 Template.U3:Template.U200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F200">
            <calcext:condition calcext:apply-style-name="Chapter" calcext:value="formula-is(AND(LEN([.$F3])&gt;0;[.$S3]))" calcext:base-cell-address="Template.F3"/>
          </calcext:conditional-format>
          <calcext:conditional-format calcext:target-range-address="Template.G3:Template.G200">
            <calcext:condition calcext:apply-style-name="ChapterDescr" calcext:value="formula-is(AND(LEN([.$F3])&gt;0;[.$S3]))" calcext:base-cell-address="Template.G3"/>
          </calcext:conditional-format>
          <calcext:conditional-format calcext:target-range-address="Template.F3:Template.G3">
            <calcext:condition calcext:apply-style-name="DeletedReq" calcext:value="formula-is([.$Q3]=&quot;RqErased&quot;)" calcext:base-cell-address="Template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start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style:style style:name="ChapterDescr" style:family="table-cell" style:parent-style-name="Chapter">
      <style:text-properties fo:font-style="italic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2:12:26.14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Windows_X86_64 LibreOffice_project/684e730861356e74889dfe6dbddd3562aae2e6ad</meta:generator>
    <meta:initial-creator/>
    <meta:creation-date>2015-06-05T18:19:34Z</meta:creation-date>
    <dc:date>2019-10-22T12:10:46.328000000</dc:date>
    <meta:editing-duration>PT6H22M</meta:editing-duration>
    <meta:editing-cycles>119</meta:editing-cycles>
    <meta:document-statistic meta:table-count="3" meta:cell-count="1723" meta:object-count="0"/>
    <meta:user-defined meta:name=""/>
  </office:meta>
</office:document-meta>
</file>